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1f4" officeooo:paragraph-rsid="0013c1f4"/>
    </style:style>
    <style:style style:name="P2" style:family="paragraph" style:parent-style-name="Standard">
      <style:text-properties officeooo:rsid="0014b85c" officeooo:paragraph-rsid="0014b85c"/>
    </style:style>
    <style:style style:name="P3" style:family="paragraph" style:parent-style-name="Standard">
      <style:text-properties fo:font-weight="bold" officeooo:rsid="00156d24" officeooo:paragraph-rsid="00156d24" style:font-weight-asian="bold" style:font-weight-complex="bold"/>
    </style:style>
    <style:style style:name="P4" style:family="paragraph" style:parent-style-name="Standard">
      <style:text-properties fo:font-weight="normal" officeooo:rsid="0015bb36" officeooo:paragraph-rsid="0015bb36" style:font-weight-asian="normal" style:font-weight-complex="normal"/>
    </style:style>
    <style:style style:name="P5" style:family="paragraph" style:parent-style-name="Standard">
      <style:text-properties fo:font-weight="normal" officeooo:rsid="0016776f" officeooo:paragraph-rsid="0016776f" style:font-weight-asian="normal" style:font-weight-complex="normal"/>
    </style:style>
    <style:style style:name="P6" style:family="paragraph" style:parent-style-name="Standard">
      <style:text-properties fo:font-weight="normal" officeooo:rsid="0017cfa4" officeooo:paragraph-rsid="0017cfa4" style:font-weight-asian="normal" style:font-weight-complex="normal"/>
    </style:style>
    <style:style style:name="P7" style:family="paragraph" style:parent-style-name="Standard">
      <style:text-properties fo:font-weight="normal" officeooo:rsid="001a2f42" officeooo:paragraph-rsid="001a2f42" style:font-weight-asian="normal" style:font-weight-complex="normal"/>
    </style:style>
    <style:style style:name="P8" style:family="paragraph" style:parent-style-name="Standard">
      <style:text-properties fo:font-style="normal" fo:font-weight="normal" officeooo:rsid="00173b28" officeooo:paragraph-rsid="00173b2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7cfa4" officeooo:paragraph-rsid="0017cfa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9df29" officeooo:paragraph-rsid="0019df2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a2f42" officeooo:paragraph-rsid="001a2f4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b8b91" officeooo:paragraph-rsid="001b8b9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b8b91" officeooo:paragraph-rsid="001a2f4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6776f" officeooo:paragraph-rsid="0016776f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a2f42" officeooo:paragraph-rsid="001a2f42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e45f4" officeooo:paragraph-rsid="001e45f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fa540" officeooo:paragraph-rsid="001fa54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fa540" officeooo:paragraph-rsid="00268b1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052a3" officeooo:paragraph-rsid="002052a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15180" officeooo:paragraph-rsid="0021518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1cbe7" officeooo:paragraph-rsid="0021cbe7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476fd" officeooo:paragraph-rsid="002476fd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577f6" officeooo:paragraph-rsid="002577f6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9e599" officeooo:paragraph-rsid="0029e599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b76df" officeooo:paragraph-rsid="002b76df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d00e9" officeooo:paragraph-rsid="002d00e9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bold" officeooo:rsid="001e45f4" officeooo:paragraph-rsid="001e45f4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2476fd" officeooo:paragraph-rsid="002476fd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ize="12pt" fo:font-style="normal" fo:font-weight="normal" officeooo:rsid="002b76df" officeooo:paragraph-rsid="002b76d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1a2f42" officeooo:paragraph-rsid="001a2f4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T1" style:family="text">
      <style:text-properties officeooo:rsid="00166816"/>
    </style:style>
    <style:style style:name="T2" style:family="text">
      <style:text-properties officeooo:rsid="0016776f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3b28" style:font-style-asian="normal" style:font-style-complex="normal"/>
    </style:style>
    <style:style style:name="T5" style:family="text">
      <style:text-properties fo:font-style="normal" officeooo:rsid="0016776f" style:font-style-asian="normal" style:font-style-complex="normal"/>
    </style:style>
    <style:style style:name="T6" style:family="text">
      <style:text-properties fo:font-style="normal" officeooo:rsid="00185949" style:font-style-asian="normal" style:font-style-complex="normal"/>
    </style:style>
    <style:style style:name="T7" style:family="text">
      <style:text-properties fo:font-style="normal" officeooo:rsid="001b8b91" style:font-style-asian="normal" style:font-style-complex="normal"/>
    </style:style>
    <style:style style:name="T8" style:family="text">
      <style:text-properties officeooo:rsid="0022ee7d"/>
    </style:style>
    <style:style style:name="T9" style:family="text">
      <style:text-properties officeooo:rsid="00268b15"/>
    </style:style>
    <style:style style:name="T10" style:family="text">
      <style:text-properties fo:color="#000000" style:font-name="Monospace" fo:font-size="16pt" style:font-size-asian="16pt"/>
    </style:style>
    <style:style style:name="T11" style:family="text">
      <style:text-properties fo:color="#000000" style:font-name="Monospace"/>
    </style:style>
    <style:style style:name="T12" style:family="text">
      <style:text-properties fo:color="#3f5fbf" style:font-name="Monospace" fo:font-size="16pt" style:font-size-asian="16pt"/>
    </style:style>
    <style:style style:name="T13" style:family="text">
      <style:text-properties fo:color="#3f5fbf" style:font-name="Monospace"/>
    </style:style>
    <style:style style:name="T14" style:family="text">
      <style:text-properties fo:color="#008080" style:font-name="Monospace" fo:font-size="16pt" style:font-size-asian="16pt"/>
    </style:style>
    <style:style style:name="T15" style:family="text">
      <style:text-properties fo:color="#008080" style:font-name="Monospace"/>
    </style:style>
    <style:style style:name="T16" style:family="text">
      <style:text-properties fo:color="#3f7f7f" style:font-name="Monospace" fo:font-size="16pt" style:font-size-asian="16pt"/>
    </style:style>
    <style:style style:name="T17" style:family="text">
      <style:text-properties fo:color="#3f7f7f"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ásico</text:p>
      <text:p text:style-name="P1"/>
      <text:p text:style-name="P1">Instalar Eclipse con la versión Enterprise.</text:p>
      <text:p text:style-name="P1"/>
      <text:p text:style-name="P2">Crear un Maven Project. Indicar que “simple project” (no hay que elegir Archetype).</text:p>
      <text:p text:style-name="P2"/>
      <text:p text:style-name="P3">Habilitación Tomcat</text:p>
      <text:p text:style-name="P3"/>
      <text:p text:style-name="P4">- En <text:span text:style-name="T2">la ventana</text:span> inferior, elegir <text:span text:style-name="T2">el tab</text:span> “Server<text:span text:style-name="T1">s</text:span>”.</text:p>
      <text:p text:style-name="P4">- <text:span text:style-name="T2">Marcar Crear nuevo Server.</text:span></text:p>
      <text:p text:style-name="P4">- <text:span text:style-name="T2">Apache → Tomcat v9</text:span></text:p>
      <text:p text:style-name="P5">En Tomcat Installation Directory, elegir <text:span text:style-name="T3">/opt/tomcat</text:span><text:span text:style-name="T4">/apache_tomcat</text:span></text:p>
      <text:p text:style-name="P8">Tira error de “Unknown version of Tomcat was specified”.</text:p>
      <text:p text:style-name="P6"><text:span text:style-name="T3">Solución parcial: en el directorio </text:span><text:span text:style-name="T5">/opt/tomcat</text:span><text:span text:style-name="T4">/apache_tomcat_</text:span><text:span text:style-name="T3">9.0.33, ejecutar</text:span></text:p>
      <text:p text:style-name="P9"/>
      <text:p text:style-name="P6"><text:span text:style-name="T6">sudo </text:span><text:span text:style-name="T3">chmod -R 777 *</text:span></text:p>
      <text:p text:style-name="P9"/>
      <text:p text:style-name="P9"/>
      <text:p text:style-name="P10">Y volver a probar, ahí debería estar bien.</text:p>
      <text:p text:style-name="P10"/>
      <text:p text:style-name="P10">Si al arrancar tira el siguiente error:</text:p>
      <text:p text:style-name="P10"/>
      <text:p text:style-name="P10">“Could not load the Tomcat server configuration at /Servers/Tomcat v9.0 Server at localhost-config. The configuration may be corrupt or incomplete.”</text:p>
      <text:p text:style-name="P10"/>
      <text:p text:style-name="P10">Entonces, sacar el server, borrar los runtime configuration, y volver a crearlo.</text:p>
      <text:p text:style-name="P10">Tiene que figurar en la carpeta de proyecto </text:p>
      <text:p text:style-name="P10">Servers → Tomcat v9.0 Server at localhost-config → archivos de configuración.</text:p>
      <text:p text:style-name="P10"/>
      <text:p text:style-name="P10">Si no aparecen archivos de configuración diversos, anduvo mal. Se hace de vuelta.</text:p>
      <text:p text:style-name="P10"/>
      <text:p text:style-name="P11">Atención, si se trata de correr el tomcat también puede generar conflicto de puertos, eso es porque quizás YA ESTÁ CORRIENDO el tomcat, en el puerto 8080.</text:p>
      <text:p text:style-name="P11"/>
      <text:p text:style-name="P12">Para ver si está andando, ir con un browser a</text:p>
      <text:p text:style-name="P12">http://localhost:8080</text:p>
      <text:p text:style-name="P11"/>
      <text:p text:style-name="P7"><text:span text:style-name="T3">Hay que apagarlo </text:span><text:span text:style-name="T7">con:</text:span></text:p>
      <text:p text:style-name="P13"/>
      <text:p text:style-name="P11"/>
      <text:p text:style-name="P11"/>
      <text:p text:style-name="P11">–</text:p>
      <text:p text:style-name="P27">New Maven Project.</text:p>
      <text:p text:style-name="P16"/>
      <text:p text:style-name="P17">Archetype: org.apache.maven.archetypes <text:s text:c="2"/>maven-archetype-quickstart </text:p>
      <text:p text:style-name="P17"/>
      <text:p text:style-name="P19">En el pom.xml, cambiar el &lt;maven.compiler.source&gt; y &lt;maven.compiler.target&gt; de 1.7 a 1.8.</text:p>
      <text:p text:style-name="P21">Fijarse que si no toma la versión 1.5 o 1.7, es lo que dice en “JRE System Library” en el browser de proyectos.</text:p>
      <text:p text:style-name="P20">Para que tome <text:span text:style-name="T8">el cambio en el pom.xml</text:span>, hacer botón derecho en el proyecto, Maven → Update project.</text:p>
      <text:p text:style-name="P20"/>
      <text:p text:style-name="P20"><text:soft-page-break/></text:p>
      <text:p text:style-name="P28">New Maven Webapp Project</text:p>
      <text:p text:style-name="P22"/>
      <text:p text:style-name="P23">Ir a new Maven Project.</text:p>
      <text:p text:style-name="P22"/>
      <text:p text:style-name="P18">Archetype: org.apache.maven.archetypes <text:s text:c="2"/>maven-archetype-<text:span text:style-name="T9">webapp</text:span></text:p>
      <text:p text:style-name="P18"/>
      <text:p text:style-name="P24">Como antes, cambiar en el pom.xml la versión java de 1.7 a 1.8 source y en target.</text:p>
      <text:p text:style-name="P24"/>
      <text:p text:style-name="P25">Agregar también, para que pueda andar, en el pom.xml, lo siguiente:</text:p>
      <text:p text:style-name="P25"/>
      <text:p text:style-name="P29"><text:span text:style-name="T11"><text:s text:c="4"/></text:span><text:span text:style-name="T13">&lt;!-- https://mvnrepository.com/artifact/javax.servlet/javax.servlet-api --&gt;</text:span></text:p>
      <text:p text:style-name="P31"><text:span text:style-name="T11"><text:tab/></text:span><text:span text:style-name="T15">&lt;</text:span><text:span text:style-name="T17">dependency</text:span><text:span text:style-name="T15">&gt;</text:span></text:p>
      <text:p text:style-name="P31"><text:span text:style-name="T11"><text:tab/> <text:s text:c="3"/></text:span><text:span text:style-name="T15">&lt;</text:span><text:span text:style-name="T17">groupId</text:span><text:span text:style-name="T15">&gt;</text:span><text:span text:style-name="T11">javax.servlet</text:span><text:span text:style-name="T15">&lt;/</text:span><text:span text:style-name="T17">groupId</text:span><text:span text:style-name="T15">&gt;</text:span></text:p>
      <text:p text:style-name="P31"><text:span text:style-name="T11"><text:tab/> <text:s text:c="3"/></text:span><text:span text:style-name="T15">&lt;</text:span><text:span text:style-name="T17">artifactId</text:span><text:span text:style-name="T15">&gt;</text:span><text:span text:style-name="T11">javax.servlet-api</text:span><text:span text:style-name="T15">&lt;/</text:span><text:span text:style-name="T17">artifactId</text:span><text:span text:style-name="T15">&gt;</text:span></text:p>
      <text:p text:style-name="P31"><text:span text:style-name="T11"><text:tab/> <text:s text:c="3"/></text:span><text:span text:style-name="T15">&lt;</text:span><text:span text:style-name="T17">version</text:span><text:span text:style-name="T15">&gt;</text:span><text:span text:style-name="T11">4.0.1</text:span><text:span text:style-name="T15">&lt;/</text:span><text:span text:style-name="T17">version</text:span><text:span text:style-name="T15">&gt;</text:span></text:p>
      <text:p text:style-name="P31"><text:span text:style-name="T11"><text:tab/> <text:s text:c="3"/></text:span><text:span text:style-name="T15">&lt;</text:span><text:span text:style-name="T17">scope</text:span><text:span text:style-name="T15">&gt;</text:span><text:span text:style-name="T11">provided</text:span><text:span text:style-name="T15">&lt;/</text:span><text:span text:style-name="T17">scope</text:span><text:span text:style-name="T15">&gt;</text:span></text:p>
      <text:p text:style-name="P31"><text:span text:style-name="T11"><text:tab/></text:span><text:span text:style-name="T15">&lt;/</text:span><text:span text:style-name="T17">dependency</text:span><text:span text:style-name="T15">&gt;</text:span></text:p>
      <text:p text:style-name="P29"/>
      <text:p text:style-name="P30"/>
      <text:p text:style-name="P26">Botón derecho en el index.jsp, Run on Server y elegir el de Tomcat 9.0.</text:p>
      <text:p text:style-name="P2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3:53:18.178356526</meta:creation-date>
    <meta:generator>LibreOffice/6.0.7.3$Linux_X86_64 LibreOffice_project/00m0$Build-3</meta:generator>
    <dc:date>2020-03-28T20:28:32.091601573</dc:date>
    <meta:editing-duration>PT1H39M25S</meta:editing-duration>
    <meta:editing-cycles>26</meta:editing-cycles>
    <meta:document-statistic meta:table-count="0" meta:image-count="0" meta:object-count="0" meta:page-count="2" meta:paragraph-count="41" meta:word-count="312" meta:character-count="2181" meta:non-whitespace-character-count="1878"/>
  </office:meta>
</office:document-meta>
</file>